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54pt"/>
    </style:style>
    <style:style style:name="co3" style:family="table-column">
      <style:table-column-properties fo:break-before="auto" style:column-width="87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32pt" svg:height="255.26pt" svg:x="2.35pt" svg:y="334.29pt">
            <loext:p/>
            <draw:object draw:notify-on-update-of-ranges="Sheet1.A2:Sheet1.A2 Sheet1.A3:Sheet1.A6 Sheet1.E2:Sheet1.E2 Sheet1.E3:Sheet1.E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69.28pt" svg:y="336.36pt">
            <loext:p/>
            <draw:object draw:notify-on-update-of-ranges="Sheet1.G2:Sheet1.G2 Sheet1.G3:Sheet1.G6 Sheet1.K2:Sheet1.K2 Sheet1.K3:Sheet1.K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872.76pt" svg:y="41.22pt">
            <loext:p/>
            <draw:object draw:notify-on-update-of-ranges="Sheet1.A9:Sheet1.A9 Sheet1.A10:Sheet1.A13 Sheet1.E9:Sheet1.E9 Sheet1.E10:Sheet1.E1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Graham Scan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Jarvis March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Run A</text:p>
          </table:table-cell>
          <table:table-cell office:value-type="string" calcext:value-type="string">
            <text:p>Run B</text:p>
          </table:table-cell>
          <table:table-cell office:value-type="string" calcext:value-type="string">
            <text:p>Run C</text:p>
          </table:table-cell>
          <table:table-cell office:value-type="string" calcext:value-type="string">
            <text:p>Average Run Time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Run A</text:p>
          </table:table-cell>
          <table:table-cell office:value-type="string" calcext:value-type="string">
            <text:p>Run B</text:p>
          </table:table-cell>
          <table:table-cell office:value-type="string" calcext:value-type="string">
            <text:p>Run C</text:p>
          </table:table-cell>
          <table:table-cell office:value-type="string" calcext:value-type="string">
            <text:p>Average Run Time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135225" calcext:value-type="float">
            <text:p>0.135225</text:p>
          </table:table-cell>
          <table:table-cell office:value-type="float" office:value="0.137506" calcext:value-type="float">
            <text:p>0.137506</text:p>
          </table:table-cell>
          <table:table-cell office:value-type="float" office:value="0.142277" calcext:value-type="float">
            <text:p>0.142277</text:p>
          </table:table-cell>
          <table:table-cell table:formula="of:=AVERAGE([.B3:.D3])" office:value-type="float" office:value="0.138336" calcext:value-type="float">
            <text:p>0.138336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0.330197" calcext:value-type="float">
            <text:p>0.330197</text:p>
          </table:table-cell>
          <table:table-cell office:value-type="float" office:value="0.344141" calcext:value-type="float">
            <text:p>0.344141</text:p>
          </table:table-cell>
          <table:table-cell office:value-type="float" office:value="0.340882" calcext:value-type="float">
            <text:p>0.340882</text:p>
          </table:table-cell>
          <table:table-cell table:formula="of:=AVERAGE([.H3:.J3])" office:value-type="float" office:value="0.338406666666667" calcext:value-type="float">
            <text:p>0.338406666666667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186114" calcext:value-type="float">
            <text:p>0.186114</text:p>
          </table:table-cell>
          <table:table-cell office:value-type="float" office:value="0.183434" calcext:value-type="float">
            <text:p>0.183434</text:p>
          </table:table-cell>
          <table:table-cell office:value-type="float" office:value="0.182188" calcext:value-type="float">
            <text:p>0.182188</text:p>
          </table:table-cell>
          <table:table-cell table:formula="of:=AVERAGE([.B4:.D4])" office:value-type="float" office:value="0.183912" calcext:value-type="float">
            <text:p>0.183912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0.49588" calcext:value-type="float">
            <text:p>0.49588</text:p>
          </table:table-cell>
          <table:table-cell office:value-type="float" office:value="0.491365" calcext:value-type="float">
            <text:p>0.491365</text:p>
          </table:table-cell>
          <table:table-cell office:value-type="float" office:value="0.495618" calcext:value-type="float">
            <text:p>0.495618</text:p>
          </table:table-cell>
          <table:table-cell table:formula="of:=AVERAGE([.H4:.J4])" office:value-type="float" office:value="0.494287666666667" calcext:value-type="float">
            <text:p>0.49428766666666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23122" calcext:value-type="float">
            <text:p>0.23122</text:p>
          </table:table-cell>
          <table:table-cell office:value-type="float" office:value="0.23125" calcext:value-type="float">
            <text:p>0.23125</text:p>
          </table:table-cell>
          <table:table-cell office:value-type="float" office:value="0.239783" calcext:value-type="float">
            <text:p>0.239783</text:p>
          </table:table-cell>
          <table:table-cell table:formula="of:=AVERAGE([.B5:.D5])" office:value-type="float" office:value="0.234084333333333" calcext:value-type="float">
            <text:p>0.234084333333333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0.629493" calcext:value-type="float">
            <text:p>0.629493</text:p>
          </table:table-cell>
          <table:table-cell office:value-type="float" office:value="0.644172" calcext:value-type="float">
            <text:p>0.644172</text:p>
          </table:table-cell>
          <table:table-cell office:value-type="float" office:value="0.662657" calcext:value-type="float">
            <text:p>0.662657</text:p>
          </table:table-cell>
          <table:table-cell table:formula="of:=AVERAGE([.H5:.J5])" office:value-type="float" office:value="0.645440666666667" calcext:value-type="float">
            <text:p>0.645440666666667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.339145" calcext:value-type="float">
            <text:p>2.339145</text:p>
          </table:table-cell>
          <table:table-cell office:value-type="float" office:value="2.319961" calcext:value-type="float">
            <text:p>2.319961</text:p>
          </table:table-cell>
          <table:table-cell office:value-type="float" office:value="2.31748" calcext:value-type="float">
            <text:p>2.31748</text:p>
          </table:table-cell>
          <table:table-cell table:formula="of:=AVERAGE([.B6:.D6])" office:value-type="float" office:value="2.32552866666667" calcext:value-type="float">
            <text:p>2.32552866666667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5.615861" calcext:value-type="float">
            <text:p>5.615861</text:p>
          </table:table-cell>
          <table:table-cell office:value-type="float" office:value="5.610951" calcext:value-type="float">
            <text:p>5.610951</text:p>
          </table:table-cell>
          <table:table-cell office:value-type="float" office:value="5.602112" calcext:value-type="float">
            <text:p>5.602112</text:p>
          </table:table-cell>
          <table:table-cell table:formula="of:=AVERAGE([.H6:.J6])" office:value-type="float" office:value="5.60964133333333" calcext:value-type="float">
            <text:p>5.6096413333333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5" table:number-rows-spanned="1">
            <text:p>Quick Hull</text:p>
          </table:table-cell>
          <table:covered-table-cell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Run A</text:p>
          </table:table-cell>
          <table:table-cell office:value-type="string" calcext:value-type="string">
            <text:p>Run B</text:p>
          </table:table-cell>
          <table:table-cell office:value-type="string" calcext:value-type="string">
            <text:p>Run C</text:p>
          </table:table-cell>
          <table:table-cell office:value-type="string" calcext:value-type="string">
            <text:p>Average Run Time</text:p>
          </table:table-cell>
          <table:table-cell table:number-columns-repeated="6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218856" calcext:value-type="float">
            <text:p>0.218856</text:p>
          </table:table-cell>
          <table:table-cell office:value-type="float" office:value="0.217307" calcext:value-type="float">
            <text:p>0.217307</text:p>
          </table:table-cell>
          <table:table-cell office:value-type="float" office:value="0.212235" calcext:value-type="float">
            <text:p>0.212235</text:p>
          </table:table-cell>
          <table:table-cell table:formula="of:=AVERAGE([.B10:.D10])" office:value-type="float" office:value="0.216132666666667" calcext:value-type="float">
            <text:p>0.216132666666667</text:p>
          </table:table-cell>
          <table:table-cell table:number-columns-repeated="6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289981" calcext:value-type="float">
            <text:p>0.289981</text:p>
          </table:table-cell>
          <table:table-cell office:value-type="float" office:value="0.287353" calcext:value-type="float">
            <text:p>0.287353</text:p>
          </table:table-cell>
          <table:table-cell office:value-type="float" office:value="0.283199" calcext:value-type="float">
            <text:p>0.283199</text:p>
          </table:table-cell>
          <table:table-cell table:formula="of:=AVERAGE([.B11:.D11])" office:value-type="float" office:value="0.286844333333333" calcext:value-type="float">
            <text:p>0.286844333333333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390755" calcext:value-type="float">
            <text:p>0.390755</text:p>
          </table:table-cell>
          <table:table-cell office:value-type="float" office:value="0.38583" calcext:value-type="float">
            <text:p>0.38583</text:p>
          </table:table-cell>
          <table:table-cell office:value-type="float" office:value="0.38218" calcext:value-type="float">
            <text:p>0.38218</text:p>
          </table:table-cell>
          <table:table-cell table:formula="of:=AVERAGE([.B12:.D12])" office:value-type="float" office:value="0.386255" calcext:value-type="float">
            <text:p>0.386255</text:p>
          </table:table-cell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.056163" calcext:value-type="float">
            <text:p>3.056163</text:p>
          </table:table-cell>
          <table:table-cell office:value-type="float" office:value="3.074038" calcext:value-type="float">
            <text:p>3.074038</text:p>
          </table:table-cell>
          <table:table-cell office:value-type="float" office:value="3.090131" calcext:value-type="float">
            <text:p>3.090131</text:p>
          </table:table-cell>
          <table:table-cell table:formula="of:=AVERAGE([.B13:.D13])" office:value-type="float" office:value="3.073444" calcext:value-type="float">
            <text:p>3.073444</text:p>
          </table:table-cell>
          <table:table-cell table:number-columns-repeated="6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office:value-type="string" calcext:value-type="string">
            <text:p>Size = 60000</text:p>
          </table:table-cell>
          <table:table-cell table:number-columns-repeated="2"/>
          <table:table-cell office:value-type="string" calcext:value-type="string">
            <text:p>Size = 80000</text:p>
          </table:table-cell>
          <table:table-cell table:number-columns-repeated="2"/>
          <table:table-cell office:value-type="string" calcext:value-type="string">
            <text:p>Size = 10000</text:p>
          </table:table-cell>
          <table:table-cell table:number-columns-repeated="2"/>
          <table:table-cell office:value-type="string" calcext:value-type="string">
            <text:p>Size = 100000</text:p>
          </table:table-cell>
          <table:table-cell/>
        </table:table-row>
        <table:table-row table:style-name="ro1">
          <table:table-cell office:value-type="string" calcext:value-type="string">
            <text:p>Algorithm 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Algorithm 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Algorithm 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Algorithm 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formula="of:=[.A1]" office:value-type="string" office:string-value="Graham Scan" calcext:value-type="string">
            <text:p>Graham Scan</text:p>
          </table:table-cell>
          <table:table-cell table:formula="of:=[.E3]" office:value-type="float" office:value="0.138336" calcext:value-type="float">
            <text:p>0.138336</text:p>
          </table:table-cell>
          <table:table-cell/>
          <table:table-cell table:formula="of:=[.A1]" office:value-type="string" office:string-value="Graham Scan" calcext:value-type="string">
            <text:p>Graham Scan</text:p>
          </table:table-cell>
          <table:table-cell table:formula="of:=[.E4]" office:value-type="float" office:value="0.183912" calcext:value-type="float">
            <text:p>0.183912</text:p>
          </table:table-cell>
          <table:table-cell/>
          <table:table-cell office:value-type="string" calcext:value-type="string">
            <text:p>Graham Scan</text:p>
          </table:table-cell>
          <table:table-cell table:formula="of:=[.E5]" office:value-type="float" office:value="0.234084333333333" calcext:value-type="float">
            <text:p>0.234084333333333</text:p>
          </table:table-cell>
          <table:table-cell/>
          <table:table-cell table:formula="of:=[.A1]" office:value-type="string" office:string-value="Graham Scan" calcext:value-type="string">
            <text:p>Graham Scan</text:p>
          </table:table-cell>
          <table:table-cell table:formula="of:=[.E6]" office:value-type="float" office:value="2.32552866666667" calcext:value-type="float">
            <text:p>2.32552866666667</text:p>
          </table:table-cell>
        </table:table-row>
        <table:table-row table:style-name="ro1">
          <table:table-cell table:formula="of:=[.G1]" office:value-type="string" office:string-value="Jarvis March" calcext:value-type="string">
            <text:p>Jarvis March</text:p>
          </table:table-cell>
          <table:table-cell table:formula="of:=[.K3]" office:value-type="float" office:value="0.338406666666667" calcext:value-type="float">
            <text:p>0.338406666666667</text:p>
          </table:table-cell>
          <table:table-cell/>
          <table:table-cell table:formula="of:=[.G1]" office:value-type="string" office:string-value="Jarvis March" calcext:value-type="string">
            <text:p>Jarvis March</text:p>
          </table:table-cell>
          <table:table-cell table:formula="of:=[.K4]" office:value-type="float" office:value="0.494287666666667" calcext:value-type="float">
            <text:p>0.494287666666667</text:p>
          </table:table-cell>
          <table:table-cell/>
          <table:table-cell office:value-type="string" calcext:value-type="string">
            <text:p>Jarvis March</text:p>
          </table:table-cell>
          <table:table-cell table:formula="of:=[.K5]" office:value-type="float" office:value="0.645440666666667" calcext:value-type="float">
            <text:p>0.645440666666667</text:p>
          </table:table-cell>
          <table:table-cell/>
          <table:table-cell table:formula="of:=[.G1]" office:value-type="string" office:string-value="Jarvis March" calcext:value-type="string">
            <text:p>Jarvis March</text:p>
          </table:table-cell>
          <table:table-cell table:formula="of:=[.K6]" office:value-type="float" office:value="5.60964133333333" calcext:value-type="float">
            <text:p>5.60964133333333</text:p>
          </table:table-cell>
        </table:table-row>
        <table:table-row table:style-name="ro1">
          <table:table-cell table:formula="of:=[.A8]" office:value-type="string" office:string-value="Quick Hull" calcext:value-type="string">
            <text:p>Quick Hull</text:p>
          </table:table-cell>
          <table:table-cell table:formula="of:=[.E10]" office:value-type="float" office:value="0.216132666666667" calcext:value-type="float">
            <text:p>0.216132666666667</text:p>
          </table:table-cell>
          <table:table-cell/>
          <table:table-cell table:formula="of:=[.A8]" office:value-type="string" office:string-value="Quick Hull" calcext:value-type="string">
            <text:p>Quick Hull</text:p>
          </table:table-cell>
          <table:table-cell table:formula="of:=[.E11]" office:value-type="float" office:value="0.286844333333333" calcext:value-type="float">
            <text:p>0.286844333333333</text:p>
          </table:table-cell>
          <table:table-cell/>
          <table:table-cell office:value-type="string" calcext:value-type="string">
            <text:p>Quick Hull</text:p>
          </table:table-cell>
          <table:table-cell table:formula="of:=[.E12]" office:value-type="float" office:value="0.386255" calcext:value-type="float">
            <text:p>0.386255</text:p>
          </table:table-cell>
          <table:table-cell/>
          <table:table-cell table:formula="of:=[.A8]" office:value-type="string" office:string-value="Quick Hull" calcext:value-type="string">
            <text:p>Quick Hull</text:p>
          </table:table-cell>
          <table:table-cell table:formula="of:=[.E13]" office:value-type="float" office:value="3.073444" calcext:value-type="float">
            <text:p>3.0734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6:25:31.970603667</meta:creation-date>
    <dc:date>2017-10-29T17:12:50.482672799</dc:date>
    <meta:editing-duration>PT24M30S</meta:editing-duration>
    <meta:editing-cycles>2</meta:editing-cycles>
    <meta:generator>LibreOffice/5.4.2.2.0$Linux_X86_64 LibreOffice_project/40m0$Build-2</meta:generator>
    <meta:document-statistic meta:table-count="1" meta:cell-count="11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scatter" chart:style-name="ch1">
        <chart:title svg:x="4.354cm" svg:y="0.316cm" chart:style-name="ch2">
          <text:p>Graham Scan run time vs input size</text:p>
        </chart:title>
        <chart:legend chart:legend-position="end" svg:x="11.791cm" svg:y="4.204cm" style:legend-expansion="high" chart:style-name="ch3"/>
        <chart:plot-area chart:style-name="ch4" table:cell-range-address="Sheet1.A2:Sheet1.A6 Sheet1.E2:Sheet1.E6" chart:data-source-has-labels="both" svg:x="1.33cm" svg:y="1.275cm" svg:width="10.142cm" svg:height="6.57cm">
          <chartooo:coordinate-region svg:x="2.057cm" svg:y="1.474cm" svg:width="8.765cm" svg:height="5.724cm"/>
          <chart:axis chart:dimension="x" chart:name="primary-x" chart:style-name="ch5" chartooo:axis-type="auto">
            <chart:title svg:x="5.629cm" svg:y="8.025cm" chart:style-name="ch6">
              <text:p>Input Size</text:p>
            </chart:title>
            <chart:categories table:cell-range-address="Sheet1.A3:Sheet1.A6"/>
          </chart:axis>
          <chart:axis chart:dimension="y" chart:name="primary-y" chart:style-name="ch5">
            <chart:title svg:x="0.451cm" svg:y="5.371cm" chart:style-name="ch7">
              <text:p>Time (sec)</text:p>
            </chart:title>
            <chart:grid chart:style-name="ch8" chart:class="major"/>
          </chart:axis>
          <chart:series chart:style-name="ch9" chart:values-cell-range-address="Sheet1.E3:Sheet1.E6" chart:label-cell-address="Sheet1.E2:Sheet1.E2" chart:class="chart:scatter">
            <chart:domain table:cell-range-address="Sheet1.A3:Sheet1.A6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Run Time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60000">
                <text:p>60000</text:p>
                <draw:g>
                  <svg:desc>Sheet1.A3:Sheet1.A6</svg:desc>
                </draw:g>
              </table:table-cell>
              <table:table-cell office:value-type="float" office:value="0.138336">
                <text:p>0.138336</text:p>
                <draw:g>
                  <svg:desc>Sheet1.E3:Sheet1.E6</svg:desc>
                </draw:g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183912">
                <text:p>0.18391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234084333333333">
                <text:p>0.2340843333333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32552866666667">
                <text:p>2.325528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24cm" svg:y="0.316cm" chart:style-name="ch2">
          <text:p>Jarvis March run time vs input size</text:p>
        </chart:title>
        <chart:legend chart:legend-position="end" svg:x="11.798cm" svg:y="4.201cm" style:legend-expansion="high" chart:style-name="ch3"/>
        <chart:plot-area chart:style-name="ch4" table:cell-range-address="Sheet1.G2:Sheet1.G6 Sheet1.K2:Sheet1.K6" chart:data-source-has-labels="both" svg:x="1.331cm" svg:y="1.275cm" svg:width="10.147cm" svg:height="6.564cm">
          <chartooo:coordinate-region svg:x="1.767cm" svg:y="1.474cm" svg:width="9.062cm" svg:height="5.718cm"/>
          <chart:axis chart:dimension="x" chart:name="primary-x" chart:style-name="ch5" chartooo:axis-type="auto">
            <chart:title svg:x="5.632cm" svg:y="8.019cm" chart:style-name="ch6">
              <text:p>Input Size</text:p>
            </chart:title>
            <chart:categories table:cell-range-address="Sheet1.G3:Sheet1.G6"/>
          </chart:axis>
          <chart:axis chart:dimension="y" chart:name="primary-y" chart:style-name="ch5">
            <chart:title svg:x="0.451cm" svg:y="5.368cm" chart:style-name="ch7">
              <text:p>Time (sec)</text:p>
            </chart:title>
            <chart:grid chart:style-name="ch8" chart:class="major"/>
          </chart:axis>
          <chart:series chart:style-name="ch9" chart:values-cell-range-address="Sheet1.K3:Sheet1.K6" chart:label-cell-address="Sheet1.K2:Sheet1.K2" chart:class="chart:scatter">
            <chart:domain table:cell-range-address="Sheet1.G3:Sheet1.G6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Run Time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float" office:value="60000">
                <text:p>60000</text:p>
                <draw:g>
                  <svg:desc>Sheet1.G3:Sheet1.G6</svg:desc>
                </draw:g>
              </table:table-cell>
              <table:table-cell office:value-type="float" office:value="0.338406666666667">
                <text:p>0.338406666666667</text:p>
                <draw:g>
                  <svg:desc>Sheet1.K3:Sheet1.K6</svg:desc>
                </draw:g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494287666666667">
                <text:p>0.49428766666666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645440666666667">
                <text:p>0.64544066666666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5.60964133333333">
                <text:p>5.609641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89cm" svg:y="0.316cm" chart:style-name="ch2">
          <text:p>Quick Hull run time vs input size</text:p>
        </chart:title>
        <chart:legend chart:legend-position="end" svg:x="11.798cm" svg:y="4.201cm" style:legend-expansion="high" chart:style-name="ch3"/>
        <chart:plot-area chart:style-name="ch4" table:cell-range-address="Sheet1.A9:Sheet1.A13 Sheet1.E9:Sheet1.E13" chart:data-source-has-labels="row" svg:x="1.331cm" svg:y="1.275cm" svg:width="10.147cm" svg:height="6.564cm">
          <chartooo:coordinate-region svg:x="2.058cm" svg:y="1.474cm" svg:width="8.77cm" svg:height="5.718cm"/>
          <chart:axis chart:dimension="x" chart:name="primary-x" chart:style-name="ch5">
            <chart:title svg:x="5.632cm" svg:y="8.019cm" chart:style-name="ch6">
              <text:p>Input Size</text:p>
            </chart:title>
          </chart:axis>
          <chart:axis chart:dimension="y" chart:name="primary-y" chart:style-name="ch5">
            <chart:title svg:x="0.451cm" svg:y="5.368cm" chart:style-name="ch7">
              <text:p>Time (sec)</text:p>
            </chart:title>
            <chart:grid chart:style-name="ch8" chart:class="major"/>
          </chart:axis>
          <chart:series chart:style-name="ch9" chart:values-cell-range-address="Sheet1.E10:Sheet1.E13" chart:label-cell-address="Sheet1.E9:Sheet1.E9" chart:class="chart:scatter">
            <chart:domain table:cell-range-address="Sheet1.A10:Sheet1.A13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Run Time</text:p>
                <draw:g>
                  <svg:desc>Sheet1.E9:Sheet1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00">
                <text:p>60000</text:p>
                <draw:g>
                  <svg:desc>Sheet1.A10:Sheet1.A13</svg:desc>
                </draw:g>
              </table:table-cell>
              <table:table-cell office:value-type="float" office:value="0.216132666666667">
                <text:p>0.216132666666667</text:p>
                <draw:g>
                  <svg:desc>Sheet1.E10:Sheet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0">
                <text:p>80000</text:p>
              </table:table-cell>
              <table:table-cell office:value-type="float" office:value="0.286844333333333">
                <text:p>0.286844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386255">
                <text:p>0.3862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3.073444">
                <text:p>3.0734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